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1875in" fo:margin-left="0in" fo:margin-right="5.7375in" table:align="margins"/>
    </style:style>
    <style:style style:name="Table1.A" style:family="table-column">
      <style:table-column-properties style:column-width="1.1875in" style:rel-column-width="1710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725in"/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.6875in" fo:margin-left="4.6243in" fo:margin-right="0.6132in" table:align="margins"/>
    </style:style>
    <style:style style:name="Table2.A" style:family="table-column">
      <style:table-column-properties style:column-width="1.6875in" style:rel-column-width="2430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0.725in"/>
    </style:style>
    <style:style style:name="Table2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.5in" table:align="left"/>
    </style:style>
    <style:style style:name="Table4.A" style:family="table-column">
      <style:table-column-properties style:column-width="1.5in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style:min-row-height="2.2875in"/>
    </style:style>
    <style:style style:name="Table4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370a"/>
    </style:style>
    <style:style style:name="P2" style:family="paragraph" style:parent-style-name="Standard">
      <style:text-properties officeooo:rsid="0021ea23" officeooo:paragraph-rsid="0021ea23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70a" officeooo:paragraph-rsid="001d37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Restaurant</text:p>
          </table:table-cell>
        </table:table-row>
        <table:table-row table:style-name="Table1.2">
          <table:table-cell table:style-name="Table1.A2" office:value-type="string">
            <text:p text:style-name="P3">name</text:p>
            <text:p text:style-name="P3">type</text:p>
            <text:p text:style-name="P3"><draw:frame text:anchor-type="paragraph" draw:z-index="2" draw:name="Shape4" draw:style-name="gr3" draw:text-style-name="P5" svg:width="1.1205in" svg:height="0.4835in" svg:x="1.2835in" svg:y="-0.7492in"><draw:text-box><text:p>1...1</text:p><text:p>is conducted on</text:p></draw:text-box></draw:frame><draw:line text:anchor-type="paragraph" draw:z-index="5" draw:name="Shape1" draw:style-name="gr1" draw:text-style-name="P4" svg:x1="1.1744in" svg:y1="-0.3654in" svg:x2="4.5543in" svg:y2="1.5776in"><text:p/></draw:line>sub-typ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draw:frame text:anchor-type="paragraph" draw:z-index="1" draw:name="Shape3" draw:style-name="gr2" draw:text-style-name="P5" svg:width="0.8807in" svg:height="0.3843in" svg:x="-0.9819in" svg:y="0.0791in"><draw:text-box><text:p>is scored by</text:p><text:p><text:s text:c="12"/>0...*</text:p></draw:text-box></draw:frame>Inspection</text:p>
          </table:table-cell>
        </table:table-row>
        <table:table-row table:style-name="Table2.2">
          <table:table-cell table:style-name="Table2.A2" office:value-type="string">
            <text:p text:style-name="P3">date</text:p>
            <text:p text:style-name="P3">score</text:p>
            <text:p text:style-name="P3"><draw:line text:anchor-type="paragraph" draw:z-index="0" draw:name="Shape2" draw:style-name="gr1" draw:text-style-name="P4" svg:x1="-0.0961in" svg:y1="0.1756in" svg:x2="-3.1327in" svg:y2="2.4209in"><text:p/></draw:line>restaurant_id</text:p>
          </table:table-cell>
        </table:table-row>
      </table:table>
      <text:p text:style-name="P1"><draw:frame text:anchor-type="paragraph" draw:z-index="3" draw:name="Shape5" draw:style-name="gr4" draw:text-style-name="P5" svg:width="1.7713in" svg:height="0.4425in" svg:x="4.4571in" svg:y="0.0602in"><draw:text-box><text:p>0...*</text:p><text:p>describes the weather for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4" draw:name="Shape6" draw:style-name="gr5" draw:text-style-name="P5" svg:width="0.9425in" svg:height="0.576in" svg:x="1.5929in" svg:y="0.1063in"><draw:text-box><text:p>has weather </text:p><text:p>described by</text:p><text:p>1...*</text:p></draw:text-box></draw:frame>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Weather Report</text:p>
          </table:table-cell>
        </table:table-row>
        <table:table-row table:style-name="Table4.2">
          <table:table-cell table:style-name="Table4.A2" office:value-type="string">
            <text:p text:style-name="P3">date</text:p>
            <text:p text:style-name="P3">wind_speed</text:p>
            <text:p text:style-name="P3">precipitation</text:p>
            <text:p text:style-name="P3">max_temperature</text:p>
            <text:p text:style-name="P3">fog</text:p>
            <text:p text:style-name="P3">thunder</text:p>
            <text:p text:style-name="P3">hail</text:p>
            <text:p text:style-name="P3">glaze</text:p>
            <text:p text:style-name="P3">dust</text:p>
            <text:p text:style-name="P3">haze</text:p>
            <text:p text:style-name="P3">station_id</text:p>
          </table:table-cell>
        </table:table-row>
      </table:table>
      <text:p text:style-name="P1"/>
      <text:p text:style-name="P1"/>
      <text:p text:style-name="P2">Need Day ent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38:53.285000000</meta:creation-date>
    <dc:date>2019-05-02T11:37:42.222000000</dc:date>
    <meta:editing-duration>PT1H37M55S</meta:editing-duration>
    <meta:editing-cycles>5</meta:editing-cycles>
    <meta:generator>LibreOffice/6.1.1.2$Windows_X86_64 LibreOffice_project/5d19a1bfa650b796764388cd8b33a5af1f5baa1b</meta:generator>
    <meta:document-statistic meta:table-count="3" meta:image-count="0" meta:object-count="0" meta:page-count="1" meta:paragraph-count="21" meta:word-count="24" meta:character-count="166" meta:non-whitespace-character-count="163"/>
  </office:meta>
</office:document-meta>
</file>